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rebuchet MS" svg:font-family="'Trebuchet MS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1" svg:font-family="'Trebuchet M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8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937cm"/>
    </style:style>
    <style:style style:name="co4" style:family="table-column">
      <style:table-column-properties fo:break-before="auto" style:column-width="1.707cm"/>
    </style:style>
    <style:style style:name="ro1" style:family="table-row">
      <style:table-row-properties style:row-height="0.788cm" fo:break-before="auto" style:use-optimal-row-height="false"/>
    </style:style>
    <style:style style:name="ro2" style:family="table-row">
      <style:table-row-properties style:row-height="0.706cm" fo:break-before="auto" style:use-optimal-row-height="false"/>
    </style:style>
    <style:style style:name="ro3" style:family="table-row">
      <style:table-row-properties style:row-height="0.353cm" fo:break-before="auto" style:use-optimal-row-height="false"/>
    </style:style>
    <style:style style:name="ta1" style:family="table" style:master-page-name="PageStyle_5f_bill_5f_by_5f_contract_5f_detailed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rebuchet M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Trebuchet M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cell-protect="none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106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Trebuchet M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bill_by_contract_detailed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Номер контракта</text:p>
          </table:table-cell>
          <table:table-cell table:style-name="ce1" office:value-type="string">
            <text:p>Группа услуг</text:p>
          </table:table-cell>
          <table:table-cell table:style-name="ce1" office:value-type="string">
            <text:p>Начислено 100%, руб.</text:p>
          </table:table-cell>
          <table:table-cell table:number-columns-repeated="1021"/>
        </table:table-row>
        <table:table-row table:style-name="ro2">
          <table:table-cell office:value-type="string">
            <text:p>50128402534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683.54">
            <text:p>-683,54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3174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77.24">
            <text:p>-277,24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97535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449.32">
            <text:p>-449,32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98175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30.016">
            <text:p>-130,02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4536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756.196">
            <text:p>-756,20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5176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73.036">
            <text:p>-173,04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1537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02.096">
            <text:p>-302,10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2177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88.332">
            <text:p>-188,33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66538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657.25">
            <text:p>-657,25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67178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70.168">
            <text:p>-170,17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69539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400.54">
            <text:p>-1400,54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70179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95.306">
            <text:p>-395,31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7540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487.56">
            <text:p>-487,56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70180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78.196">
            <text:p>-278,20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2541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683.54">
            <text:p>-683,54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65181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30.016">
            <text:p>-130,02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31542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25.04">
            <text:p>-325,04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72182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73.992">
            <text:p>-173,99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4543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449.32">
            <text:p>-449,32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79183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88.81">
            <text:p>-188,81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90184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71.982">
            <text:p>-271,98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93185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91.58">
            <text:p>-291,58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84186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78.196">
            <text:p>-278,20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83187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29.538">
            <text:p>-129,54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6188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72.08">
            <text:p>-172,08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1189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86.898">
            <text:p>-186,90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83190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71.982">
            <text:p>-271,98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84191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91.102">
            <text:p>-291,10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93192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78.674">
            <text:p>-278,67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53562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29.538">
            <text:p>-129,54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79194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72.08">
            <text:p>-172,08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72195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88.332">
            <text:p>-188,33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65196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71.982">
            <text:p>-271,98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70197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90.624">
            <text:p>-290,62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7198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76.284">
            <text:p>-276,28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8199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28.582">
            <text:p>-128,58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83200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70.646">
            <text:p>-170,65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84201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86.42">
            <text:p>-186,42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93202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71.504">
            <text:p>-271,50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90203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90.146">
            <text:p>-290,15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79204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76.762">
            <text:p>-276,76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72205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28.104">
            <text:p>-128,10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65206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70.168">
            <text:p>-170,17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70207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86.898">
            <text:p>-186,90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7208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70.548">
            <text:p>-270,55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8209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89.19">
            <text:p>-289,19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70210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499.51">
            <text:p>-499,51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65211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91.58">
            <text:p>-291,58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72212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82.118">
            <text:p>-182,12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79213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418.728">
            <text:p>-418,73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90214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39.956">
            <text:p>-239,96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93215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93.112">
            <text:p>-193,11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84216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86.5179999999999">
            <text:p>-86,52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83217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81.162">
            <text:p>-181,16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6218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71.504">
            <text:p>-271,50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1219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10.221999999999">
            <text:p>-310,22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1220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39">
            <text:p>-239,00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6221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96.458">
            <text:p>-196,46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9222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86.996">
            <text:p>-87,00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2223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80.206">
            <text:p>-180,21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1224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71.026">
            <text:p>-271,03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98225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09.744">
            <text:p>-309,74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7226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38.044">
            <text:p>-238,04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8227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91.678">
            <text:p>-191,68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65228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87.4739999999999">
            <text:p>-87,47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4550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70.1310967741935">
            <text:p>-70,13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41548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11.030903225806">
            <text:p>-111,03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8230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71.982">
            <text:p>-271,98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7231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10.221999999999">
            <text:p>-310,22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98232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40.434">
            <text:p>-240,43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1233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92.156">
            <text:p>-192,16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2234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87.952">
            <text:p>-87,95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9235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81.162">
            <text:p>-181,16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6236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67.202">
            <text:p>-267,20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1237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10.7">
            <text:p>-310,70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0545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38.044">
            <text:p>-238,04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83239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92.156">
            <text:p>-192,16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7240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87.952">
            <text:p>-87,95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0241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80.206">
            <text:p>-180,21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9242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66.246">
            <text:p>-266,25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4243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09.744">
            <text:p>-309,74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7244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39">
            <text:p>-239,00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8245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92.634">
            <text:p>-192,63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1246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87.4739999999999">
            <text:p>-87,47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8247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84.508">
            <text:p>-184,51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63248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72.46">
            <text:p>-272,46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56249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10.221999999999">
            <text:p>-310,22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8250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497.12">
            <text:p>-497,12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1251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86.996">
            <text:p>-87,00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8252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80.684">
            <text:p>-180,68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7253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71.026">
            <text:p>-271,03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4254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10.221999999999">
            <text:p>-310,22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9255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99.608">
            <text:p>-399,61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0256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89.766">
            <text:p>-189,77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7257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86.322">
            <text:p>-286,32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42258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49.896">
            <text:p>-349,90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3544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29.342">
            <text:p>-329,34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45260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01.14">
            <text:p>-301,14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42261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78.196">
            <text:p>-278,20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35262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92.2539999999999">
            <text:p>-92,25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36263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73.992">
            <text:p>-173,99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49264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49.896">
            <text:p>-349,90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54265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30.776">
            <text:p>-330,78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63266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01.618">
            <text:p>-301,62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56267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77.24">
            <text:p>-277,24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1268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92.2539999999999">
            <text:p>-92,25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8269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73.036">
            <text:p>-173,04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56270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49.418">
            <text:p>-349,42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63271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29.342">
            <text:p>-329,34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54272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03.052">
            <text:p>-303,05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49273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77.718">
            <text:p>-277,72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36274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92.2539999999999">
            <text:p>-92,25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35275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73.514">
            <text:p>-173,51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42276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49.418">
            <text:p>-349,42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45277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30.776">
            <text:p>-330,78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0278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02.574">
            <text:p>-302,57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7279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78.674">
            <text:p>-278,67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5280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91.7760000000001">
            <text:p>-91,78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4281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73.036">
            <text:p>-173,04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1282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48.94">
            <text:p>-348,94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4283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29.82">
            <text:p>-329,82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5284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02.096">
            <text:p>-302,10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32285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77.24">
            <text:p>-277,24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3286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91.7760000000001">
            <text:p>-91,78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8287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74.948">
            <text:p>-174,95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61288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49.418">
            <text:p>-349,42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60289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27.908">
            <text:p>-327,91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8290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02.096">
            <text:p>-302,10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3291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77.24">
            <text:p>-277,24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32292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92.7320000000001">
            <text:p>-92,73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5293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74.47">
            <text:p>-174,47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4294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49.418">
            <text:p>-349,42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1295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27.43">
            <text:p>-327,43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4296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00.662">
            <text:p>-300,66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5297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76.284">
            <text:p>-276,28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42298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92.2539999999999">
            <text:p>-92,25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47299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73.036">
            <text:p>-173,04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56300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48.462">
            <text:p>-348,46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63301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28.864">
            <text:p>-328,86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54302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11.178">
            <text:p>-311,18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32572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75.904">
            <text:p>-175,90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41571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72.558">
            <text:p>-172,56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35305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38.424">
            <text:p>-338,42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46570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12.134">
            <text:p>-312,13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45307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10.7">
            <text:p>-310,70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4569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74.948">
            <text:p>-174,95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7309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73.992">
            <text:p>-173,99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45310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38.902">
            <text:p>-338,90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42311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08.31">
            <text:p>-308,31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35312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11.656">
            <text:p>-311,66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36313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73.992">
            <text:p>-173,99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49314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72.558">
            <text:p>-172,56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54315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38.902">
            <text:p>-338,90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63316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08.788">
            <text:p>-308,79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56317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11.656">
            <text:p>-311,66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3568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73.992">
            <text:p>-173,99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8319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73.036">
            <text:p>-173,04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8320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37.946">
            <text:p>-337,95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1321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09.266">
            <text:p>-309,27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8322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10.7">
            <text:p>-310,70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7323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74.948">
            <text:p>-174,95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4324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72.558">
            <text:p>-172,56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9325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37.946">
            <text:p>-337,95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0326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08.31">
            <text:p>-308,31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7327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10.7">
            <text:p>-310,70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46567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74.47">
            <text:p>-174,47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45329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73.514">
            <text:p>-173,51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7330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37.468">
            <text:p>-337,47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0331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08.788">
            <text:p>-308,79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9332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09.744">
            <text:p>-309,74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4333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75.426">
            <text:p>-175,43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7334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73.514">
            <text:p>-173,51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8335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38.424">
            <text:p>-338,42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1336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08.788">
            <text:p>-308,79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8337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10.221999999999">
            <text:p>-310,22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63338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75.904">
            <text:p>-175,90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56339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73.514">
            <text:p>-173,51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8340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38.902">
            <text:p>-338,90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7341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08.31">
            <text:p>-308,31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41566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72.362">
            <text:p>-372,36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1343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88.234">
            <text:p>-288,23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2344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95.024">
            <text:p>-195,02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9345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02.194">
            <text:p>-202,19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6346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02.194">
            <text:p>-202,19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1347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80.684">
            <text:p>-180,68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84348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04.106">
            <text:p>-204,11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83349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00.662">
            <text:p>-300,66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1350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73.795999999999">
            <text:p>-373,80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6351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89.668">
            <text:p>-289,67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9352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94.068">
            <text:p>-194,07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2353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01.716">
            <text:p>-201,72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1354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02.194">
            <text:p>-202,19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32565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80.684">
            <text:p>-180,68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39564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05.062">
            <text:p>-205,06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8357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01.618">
            <text:p>-301,62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65358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73.318">
            <text:p>-373,32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70359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89.19">
            <text:p>-289,19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50563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95.024">
            <text:p>-195,02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65361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02.672">
            <text:p>-202,67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72362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01.716">
            <text:p>-201,72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79363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80.206">
            <text:p>-180,21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90364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04.584">
            <text:p>-204,58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93365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99.228">
            <text:p>-299,23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84366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72.362">
            <text:p>-372,36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83367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88.234">
            <text:p>-288,23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6368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95.024">
            <text:p>-195,02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1369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01.238">
            <text:p>-201,24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83370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02.194">
            <text:p>-202,19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84371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80.206">
            <text:p>-180,21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93372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04.584">
            <text:p>-204,58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90373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00.184">
            <text:p>-300,18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79374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72.84">
            <text:p>-372,84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60561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87.756">
            <text:p>-287,76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65376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94.068">
            <text:p>-194,07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70377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02.672">
            <text:p>-202,67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7378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02.194">
            <text:p>-202,19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8379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80.206">
            <text:p>-180,21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2380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05.54">
            <text:p>-205,54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5381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99.228">
            <text:p>-299,23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98382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72.84">
            <text:p>-372,84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3383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88.712">
            <text:p>-288,71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6384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94.068">
            <text:p>-194,07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7385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02.194">
            <text:p>-202,19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6386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02.194">
            <text:p>-202,19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59560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80.206">
            <text:p>-180,21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88388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04.584">
            <text:p>-204,58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81389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99.706">
            <text:p>-299,71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3390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70.928">
            <text:p>-370,93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6391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88.234">
            <text:p>-288,23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7392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94.546">
            <text:p>-194,55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6393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02.194">
            <text:p>-202,19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59559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02.194">
            <text:p>-202,19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98395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80.206">
            <text:p>-180,21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5396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05.062">
            <text:p>-205,06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2397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00.662">
            <text:p>-300,66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67398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73.318">
            <text:p>-373,32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70399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88.234">
            <text:p>-288,23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46400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94.546">
            <text:p>-194,55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41401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01.716">
            <text:p>-201,72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32402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01.716">
            <text:p>-201,72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39403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80.206">
            <text:p>-180,21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50404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04.584">
            <text:p>-204,58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53405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99.706">
            <text:p>-299,71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60406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71.884">
            <text:p>-371,88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59407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87.756">
            <text:p>-287,76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2408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94.546">
            <text:p>-194,55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60558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01.716">
            <text:p>-201,72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59410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01.238">
            <text:p>-201,24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5584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51.544322580645">
            <text:p>-151,54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8583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9.1396774193548">
            <text:p>-29,14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53412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04.106">
            <text:p>-204,11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50413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01.14">
            <text:p>-301,14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39414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71.405999999999">
            <text:p>-371,41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7579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92.6687096774193">
            <text:p>-92,67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9580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94.609290322581">
            <text:p>-194,61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2581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74.757870967742">
            <text:p>-74,76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9582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18.354129032258">
            <text:p>-118,35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46417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02.194">
            <text:p>-202,19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3418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01.716">
            <text:p>-201,72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4419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80.206">
            <text:p>-180,21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4420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05.062">
            <text:p>-205,06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3421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00.184">
            <text:p>-300,18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0422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74.274">
            <text:p>-374,27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3423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87.756">
            <text:p>-287,76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7557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94.546">
            <text:p>-194,55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31425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01.238">
            <text:p>-201,24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2426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01.716">
            <text:p>-201,72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7427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80.684">
            <text:p>-180,68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60428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05.062">
            <text:p>-205,06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2578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59.788838709677">
            <text:p>-259,79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59577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8.4831612903226">
            <text:p>-38,48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7430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72.362">
            <text:p>-372,36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2431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88.712">
            <text:p>-288,71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31432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94.068">
            <text:p>-194,07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4433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01.238">
            <text:p>-201,24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3434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00.76">
            <text:p>-200,76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0435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79.728">
            <text:p>-179,73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3436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06.018">
            <text:p>-206,02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4437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99.706">
            <text:p>-299,71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41438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72.362">
            <text:p>-372,36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46439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87.756">
            <text:p>-287,76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2440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93.59">
            <text:p>-193,59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5441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02.194">
            <text:p>-202,19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6442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01.716">
            <text:p>-201,72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5443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78.294">
            <text:p>-178,29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2444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04.584">
            <text:p>-204,58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53575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16.019096774193">
            <text:p>-116,02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60576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83.686903225806">
            <text:p>-183,69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4446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69.972">
            <text:p>-369,97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2556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85.366">
            <text:p>-285,37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66448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92.634">
            <text:p>-192,63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69449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99.804">
            <text:p>-199,80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1450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99.804">
            <text:p>-199,80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4451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77.816">
            <text:p>-177,82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97452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44.258">
            <text:p>-244,26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2453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98.272">
            <text:p>-298,27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5454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72.84">
            <text:p>-372,84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31555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87.278">
            <text:p>-287,28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4554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95.024">
            <text:p>-195,02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2457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01.238">
            <text:p>-201,24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87458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01.238">
            <text:p>-201,24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80459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80.206">
            <text:p>-180,21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80460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43.78">
            <text:p>-243,78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87461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99.706">
            <text:p>-299,71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94462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70.928">
            <text:p>-370,93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89463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85.844">
            <text:p>-285,84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76464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93.112">
            <text:p>-193,11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75465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98.848">
            <text:p>-198,85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66466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99.804">
            <text:p>-199,80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69467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78.294">
            <text:p>-178,29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4468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43.78">
            <text:p>-243,78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1469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97.794">
            <text:p>-297,79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3553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69.494">
            <text:p>-369,49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66471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85.366">
            <text:p>-285,37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75472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92.634">
            <text:p>-192,63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76473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99.326">
            <text:p>-199,33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89474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99.804">
            <text:p>-199,80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94475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78.772">
            <text:p>-178,77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0552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44.258">
            <text:p>-244,26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80477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97.316">
            <text:p>-297,32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5478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71.405999999999">
            <text:p>-371,41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3551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85.366">
            <text:p>-285,37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2480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92.156">
            <text:p>-192,16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7481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99.804">
            <text:p>-199,80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0482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99.326">
            <text:p>-199,33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3483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80.206">
            <text:p>-180,21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2484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43.302">
            <text:p>-243,30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99485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97.794">
            <text:p>-297,79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8486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70.928">
            <text:p>-370,93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9487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85.366">
            <text:p>-285,37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66488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92.156">
            <text:p>-192,16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71489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00.282">
            <text:p>-200,28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9490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99.326">
            <text:p>-199,33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8491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79.728">
            <text:p>-179,73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39573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78.7883870967742">
            <text:p>-78,79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50574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65.469612903226">
            <text:p>-165,47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2493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97.794">
            <text:p>-297,79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3494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72.362">
            <text:p>-372,36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0495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85.844">
            <text:p>-285,84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7496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92.156">
            <text:p>-192,16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2497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99.804">
            <text:p>-199,80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85498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00.282">
            <text:p>-200,28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84499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78.772">
            <text:p>-178,77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69500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44.258">
            <text:p>-244,26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66501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97.794">
            <text:p>-297,79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75502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73.318">
            <text:p>-373,32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76503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84.41">
            <text:p>-284,41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89504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91.2">
            <text:p>-191,20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94505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99.804">
            <text:p>-199,80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87506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98.848">
            <text:p>-198,85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80507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79.728">
            <text:p>-179,73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5508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45.214">
            <text:p>-245,21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2509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97.794">
            <text:p>-297,79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80510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72.84">
            <text:p>-372,84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87511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85.844">
            <text:p>-285,84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94512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91.678">
            <text:p>-191,68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89513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99.804">
            <text:p>-199,80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76514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00.282">
            <text:p>-200,28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4547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80.206">
            <text:p>-180,21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66516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44.736">
            <text:p>-244,74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69517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98.272">
            <text:p>-298,27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4518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72.362">
            <text:p>-372,36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1519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86.322">
            <text:p>-286,32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1520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92.156">
            <text:p>-192,16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4521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01.238">
            <text:p>-201,24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97522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98.848">
            <text:p>-198,85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02523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79.728">
            <text:p>-179,73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5524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44.258">
            <text:p>-244,26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6525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97.316">
            <text:p>-297,32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5526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372.84">
            <text:p>-372,84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2527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85.844">
            <text:p>-285,84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87528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92.634">
            <text:p>-192,63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80529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01.238">
            <text:p>-201,24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2530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00.282">
            <text:p>-200,28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25531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179.25">
            <text:p>-179,25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6532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43.302">
            <text:p>-243,30</text:p>
          </table:table-cell>
          <table:table-cell table:number-columns-repeated="1018"/>
          <table:table-cell/>
          <table:table-cell table:number-columns-repeated="2"/>
        </table:table-row>
        <table:table-row table:style-name="ro2">
          <table:table-cell office:value-type="string">
            <text:p>50128415533</text:p>
          </table:table-cell>
          <table:table-cell office:value-type="string">
            <text:p>Содержание и ремонт общего имущества</text:p>
          </table:table-cell>
          <table:table-cell office:value-type="float" office:value="-298.272">
            <text:p>-298,27</text:p>
          </table:table-cell>
          <table:table-cell table:number-columns-repeated="1018"/>
          <table:table-cell/>
          <table:table-cell table:number-columns-repeated="2"/>
        </table:table-row>
        <table:table-row table:style-name="ro3">
          <table:table-cell table:style-name="ce3" table:number-columns-repeated="3"/>
          <table:table-cell table:number-columns-repeated="1021"/>
        </table:table-row>
        <table:named-expressions/>
      </table:table>
      <table:named-expressions>
        <table:named-expression table:name="JR_PAGE_ANCHOR_0_1" table:base-cell-address="$bill_by_contract_detailed.$A$1" table:expression="[$bill_by_contract_detailed.$#ССЫЛ!$#ССЫЛ!]"/>
      </table:named-expressions>
      <table:database-ranges>
        <table:database-range table:name="__Anonymous_Sheet_DB__1" table:target-range-address="bill_by_contract_detailed.A1:bill_by_contract_detailed.C37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rebuchet MS" svg:font-family="'Trebuchet MS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1" svg:font-family="'Trebuchet M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2" number:min-integer-digits="1"/>
    </number:number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9">09.02.2022</text:date>, <text:time>15:37:2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bill_5f_by_5f_contract_5f_detailed" style:display-name="PageStyle_bill_by_contract_detail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09T15:37:20.97</dc:date>
    <dc:creator>Ksenia Avdeeva</dc:creator>
    <meta:document-statistic meta:table-count="1" meta:cell-count="1511" meta:object-count="0"/>
    <meta:generator>OpenOffice/4.1.11$Win32 OpenOffice.org_project/4111m1$Build-9808</meta:generator>
  </office:meta>
</office:document-meta>
</file>